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c522" officeooo:paragraph-rsid="000338bb"/>
    </style:style>
    <style:style style:name="P2" style:family="paragraph" style:parent-style-name="Standard">
      <style:text-properties officeooo:rsid="000f8941" officeooo:paragraph-rsid="000338bb"/>
    </style:style>
    <style:style style:name="P3" style:family="paragraph" style:parent-style-name="Standard">
      <style:text-properties officeooo:rsid="00102a27" officeooo:paragraph-rsid="000338bb"/>
    </style:style>
    <style:style style:name="P4" style:family="paragraph" style:parent-style-name="Standard">
      <style:text-properties officeooo:rsid="000a1ee5" officeooo:paragraph-rsid="000a1ee5"/>
    </style:style>
    <style:style style:name="P5" style:family="paragraph" style:parent-style-name="Standard">
      <style:text-properties officeooo:rsid="000a1ee5" officeooo:paragraph-rsid="00248380"/>
    </style:style>
    <style:style style:name="P6" style:family="paragraph" style:parent-style-name="Standard">
      <style:text-properties officeooo:rsid="000c4e8d" officeooo:paragraph-rsid="000c4e8d"/>
    </style:style>
    <style:style style:name="P7" style:family="paragraph" style:parent-style-name="Standard">
      <style:text-properties officeooo:rsid="000c649b" officeooo:paragraph-rsid="000c649b"/>
    </style:style>
    <style:style style:name="P8" style:family="paragraph" style:parent-style-name="Standard">
      <style:text-properties officeooo:rsid="000d5dbe" officeooo:paragraph-rsid="000d5dbe"/>
    </style:style>
    <style:style style:name="P9" style:family="paragraph" style:parent-style-name="Standard">
      <style:text-properties officeooo:rsid="000d5dbe" officeooo:paragraph-rsid="000e5dbe"/>
    </style:style>
    <style:style style:name="P10" style:family="paragraph" style:parent-style-name="Standard">
      <style:text-properties officeooo:rsid="000e5dbe" officeooo:paragraph-rsid="000e5dbe"/>
    </style:style>
    <style:style style:name="P11" style:family="paragraph" style:parent-style-name="Standard">
      <style:text-properties officeooo:rsid="000e5dbe" officeooo:paragraph-rsid="000f2b41"/>
    </style:style>
    <style:style style:name="P12" style:family="paragraph" style:parent-style-name="Standard">
      <style:text-properties officeooo:rsid="000e5dbe" officeooo:paragraph-rsid="000ff019"/>
    </style:style>
    <style:style style:name="P13" style:family="paragraph" style:parent-style-name="Standard">
      <style:text-properties officeooo:rsid="000e5dbe" officeooo:paragraph-rsid="001132fd"/>
    </style:style>
    <style:style style:name="P14" style:family="paragraph" style:parent-style-name="Standard">
      <style:text-properties officeooo:rsid="000e5dbe" officeooo:paragraph-rsid="0012dc76"/>
    </style:style>
    <style:style style:name="P15" style:family="paragraph" style:parent-style-name="Standard">
      <style:text-properties officeooo:rsid="000e5dbe" officeooo:paragraph-rsid="001495ac"/>
    </style:style>
    <style:style style:name="P16" style:family="paragraph" style:parent-style-name="Standard">
      <style:text-properties officeooo:rsid="000e5dbe" officeooo:paragraph-rsid="0014dc6e"/>
    </style:style>
    <style:style style:name="P17" style:family="paragraph" style:parent-style-name="Standard">
      <style:text-properties officeooo:rsid="000e5dbe" officeooo:paragraph-rsid="001c2f80"/>
    </style:style>
    <style:style style:name="P18" style:family="paragraph" style:parent-style-name="Standard">
      <style:text-properties officeooo:rsid="000ff019" officeooo:paragraph-rsid="000ff019"/>
    </style:style>
    <style:style style:name="P19" style:family="paragraph" style:parent-style-name="Standard">
      <style:text-properties officeooo:rsid="001132fd" officeooo:paragraph-rsid="001132fd"/>
    </style:style>
    <style:style style:name="P20" style:family="paragraph" style:parent-style-name="Standard">
      <style:text-properties officeooo:rsid="0012dc76" officeooo:paragraph-rsid="0012dc76"/>
    </style:style>
    <style:style style:name="P21" style:family="paragraph" style:parent-style-name="Standard">
      <style:text-properties officeooo:rsid="001495ac" officeooo:paragraph-rsid="001495ac"/>
    </style:style>
    <style:style style:name="P22" style:family="paragraph" style:parent-style-name="Standard">
      <style:text-properties officeooo:rsid="0014dc6e" officeooo:paragraph-rsid="0014dc6e"/>
    </style:style>
    <style:style style:name="P23" style:family="paragraph" style:parent-style-name="Standard">
      <style:text-properties officeooo:rsid="00152a65" officeooo:paragraph-rsid="00152a65"/>
    </style:style>
    <style:style style:name="P24" style:family="paragraph" style:parent-style-name="Standard">
      <style:text-properties officeooo:rsid="00152a65" officeooo:paragraph-rsid="0017c61a"/>
    </style:style>
    <style:style style:name="P25" style:family="paragraph" style:parent-style-name="Standard">
      <style:text-properties officeooo:rsid="0016f7f9" officeooo:paragraph-rsid="0017562b"/>
    </style:style>
    <style:style style:name="P26" style:family="paragraph" style:parent-style-name="Standard">
      <style:text-properties officeooo:rsid="0016f7f9" officeooo:paragraph-rsid="00177272"/>
    </style:style>
    <style:style style:name="P27" style:family="paragraph" style:parent-style-name="Standard">
      <style:text-properties officeooo:rsid="0016f7f9" officeooo:paragraph-rsid="0017c61a"/>
    </style:style>
    <style:style style:name="P28" style:family="paragraph" style:parent-style-name="Standard">
      <style:text-properties officeooo:rsid="0016f7f9" officeooo:paragraph-rsid="001a0842"/>
    </style:style>
    <style:style style:name="P29" style:family="paragraph" style:parent-style-name="Standard">
      <style:text-properties officeooo:rsid="0017562b" officeooo:paragraph-rsid="0017562b"/>
    </style:style>
    <style:style style:name="P30" style:family="paragraph" style:parent-style-name="Standard">
      <style:text-properties officeooo:rsid="0017562b" officeooo:paragraph-rsid="00177272"/>
    </style:style>
    <style:style style:name="P31" style:family="paragraph" style:parent-style-name="Standard">
      <style:text-properties officeooo:rsid="0017562b" officeooo:paragraph-rsid="0017c61a"/>
    </style:style>
    <style:style style:name="P32" style:family="paragraph" style:parent-style-name="Standard">
      <style:text-properties officeooo:rsid="0017562b" officeooo:paragraph-rsid="001a335e"/>
    </style:style>
    <style:style style:name="P33" style:family="paragraph" style:parent-style-name="Standard">
      <style:text-properties officeooo:rsid="00177272" officeooo:paragraph-rsid="00177272"/>
    </style:style>
    <style:style style:name="P34" style:family="paragraph" style:parent-style-name="Standard">
      <style:text-properties officeooo:rsid="0017c61a" officeooo:paragraph-rsid="0017c61a"/>
    </style:style>
    <style:style style:name="P35" style:family="paragraph" style:parent-style-name="Standard">
      <style:text-properties officeooo:rsid="001a0842" officeooo:paragraph-rsid="001a0842"/>
    </style:style>
    <style:style style:name="P36" style:family="paragraph" style:parent-style-name="Standard">
      <style:text-properties officeooo:rsid="001c2f80" officeooo:paragraph-rsid="001c2f80"/>
    </style:style>
    <style:style style:name="P37" style:family="paragraph" style:parent-style-name="Standard">
      <style:text-properties officeooo:rsid="001e3ed0" officeooo:paragraph-rsid="001e3ed0"/>
    </style:style>
    <style:style style:name="P38" style:family="paragraph" style:parent-style-name="Standard">
      <style:text-properties officeooo:rsid="001e3ed0" officeooo:paragraph-rsid="00211538"/>
    </style:style>
    <style:style style:name="P39" style:family="paragraph" style:parent-style-name="Standard">
      <style:text-properties officeooo:rsid="00201a57" officeooo:paragraph-rsid="00201a57"/>
    </style:style>
    <style:style style:name="P40" style:family="paragraph" style:parent-style-name="Standard">
      <style:text-properties officeooo:rsid="00201a57" officeooo:paragraph-rsid="00211538"/>
    </style:style>
    <style:style style:name="P41" style:family="paragraph" style:parent-style-name="Standard">
      <style:text-properties officeooo:rsid="0021e201" officeooo:paragraph-rsid="0021e201"/>
    </style:style>
    <style:style style:name="P42" style:family="paragraph" style:parent-style-name="Standard">
      <style:text-properties officeooo:rsid="002378da" officeooo:paragraph-rsid="002378da"/>
    </style:style>
    <style:style style:name="P43" style:family="paragraph" style:parent-style-name="Standard">
      <style:text-properties officeooo:rsid="00248380" officeooo:paragraph-rsid="00248380"/>
    </style:style>
    <style:style style:name="P44" style:family="paragraph" style:parent-style-name="Standard">
      <style:text-properties officeooo:rsid="0024d0f0" officeooo:paragraph-rsid="0024d0f0"/>
    </style:style>
    <style:style style:name="P45" style:family="paragraph" style:parent-style-name="Standard">
      <style:text-properties officeooo:rsid="00265cca" officeooo:paragraph-rsid="00265cca"/>
    </style:style>
    <style:style style:name="P46" style:family="paragraph" style:parent-style-name="Standard">
      <style:text-properties officeooo:rsid="0028a2f9" officeooo:paragraph-rsid="0028a2f9"/>
    </style:style>
    <style:style style:name="P47" style:family="paragraph" style:parent-style-name="Standard">
      <style:text-properties officeooo:rsid="00126478" officeooo:paragraph-rsid="000338bb"/>
    </style:style>
    <style:style style:name="P48" style:family="paragraph" style:parent-style-name="Standard">
      <style:text-properties officeooo:rsid="002a6f68" officeooo:paragraph-rsid="002a6f68"/>
    </style:style>
    <style:style style:name="P49" style:family="paragraph" style:parent-style-name="Preformatted_20_Text">
      <style:text-properties officeooo:rsid="000ec522" officeooo:paragraph-rsid="000338bb"/>
    </style:style>
    <style:style style:name="P50" style:family="paragraph" style:parent-style-name="Preformatted_20_Text">
      <style:text-properties officeooo:rsid="000ec522" officeooo:paragraph-rsid="0029e359"/>
    </style:style>
    <style:style style:name="P51" style:family="paragraph" style:parent-style-name="Preformatted_20_Text">
      <style:text-properties officeooo:rsid="00102a27" officeooo:paragraph-rsid="000338bb"/>
    </style:style>
    <style:style style:name="P52" style:family="paragraph" style:parent-style-name="Preformatted_20_Text">
      <style:text-properties officeooo:rsid="0010ab74" officeooo:paragraph-rsid="000338bb"/>
    </style:style>
    <style:style style:name="P53" style:family="paragraph" style:parent-style-name="Preformatted_20_Text">
      <style:text-properties officeooo:rsid="0010cd14" officeooo:paragraph-rsid="000338bb"/>
    </style:style>
    <style:style style:name="P54" style:family="paragraph" style:parent-style-name="Preformatted_20_Text">
      <style:text-properties officeooo:rsid="00126478" officeooo:paragraph-rsid="000338bb"/>
    </style:style>
    <style:style style:name="P55" style:family="paragraph" style:parent-style-name="Preformatted_20_Text">
      <style:text-properties officeooo:rsid="00126478" officeooo:paragraph-rsid="000bad7c"/>
    </style:style>
    <style:style style:name="P56" style:family="paragraph" style:parent-style-name="Preformatted_20_Text">
      <style:text-properties officeooo:rsid="00126478" officeooo:paragraph-rsid="000f2b41"/>
    </style:style>
    <style:style style:name="P57" style:family="paragraph" style:parent-style-name="Preformatted_20_Text">
      <style:text-properties officeooo:rsid="00126478" officeooo:paragraph-rsid="001495ac"/>
    </style:style>
    <style:style style:name="P58" style:family="paragraph" style:parent-style-name="Preformatted_20_Text">
      <style:text-properties officeooo:rsid="00126478" officeooo:paragraph-rsid="0017562b"/>
    </style:style>
    <style:style style:name="P59" style:family="paragraph" style:parent-style-name="Preformatted_20_Text">
      <style:text-properties officeooo:rsid="00126478" officeooo:paragraph-rsid="001a0842"/>
    </style:style>
    <style:style style:name="P60" style:family="paragraph" style:parent-style-name="Preformatted_20_Text">
      <style:text-properties officeooo:rsid="00126478" officeooo:paragraph-rsid="00201a57"/>
    </style:style>
    <style:style style:name="P61" style:family="paragraph" style:parent-style-name="Preformatted_20_Text">
      <style:text-properties officeooo:rsid="0016f7f9" officeooo:paragraph-rsid="0016f7f9"/>
    </style:style>
    <style:style style:name="P62" style:family="paragraph" style:parent-style-name="Preformatted_20_Text">
      <style:text-properties officeooo:rsid="0017562b" officeooo:paragraph-rsid="0017562b"/>
    </style:style>
    <style:style style:name="P63" style:family="paragraph" style:parent-style-name="Preformatted_20_Text">
      <style:text-properties officeooo:rsid="0029e359" officeooo:paragraph-rsid="0029e359"/>
    </style:style>
    <style:style style:name="P64" style:family="paragraph" style:parent-style-name="Preformatted_20_Text">
      <style:text-properties officeooo:paragraph-rsid="0029e359"/>
    </style:style>
    <style:style style:name="P65" style:family="paragraph" style:parent-style-name="Preformatted_20_Text">
      <style:text-properties officeooo:rsid="002a6f68" officeooo:paragraph-rsid="002a6f68"/>
    </style:style>
    <style:style style:name="P66" style:family="paragraph" style:parent-style-name="Preformatted_20_Text">
      <style:paragraph-properties fo:background-color="#ff0000">
        <style:background-image/>
      </style:paragraph-properties>
      <style:text-properties officeooo:rsid="00126478" officeooo:paragraph-rsid="000338bb"/>
    </style:style>
    <style:style style:name="P67" style:family="paragraph" style:parent-style-name="Standard">
      <style:paragraph-properties fo:background-color="#ff0000">
        <style:background-image/>
      </style:paragraph-properties>
      <style:text-properties officeooo:rsid="00126478" officeooo:paragraph-rsid="0029e359"/>
    </style:style>
    <style:style style:name="P68" style:family="paragraph" style:parent-style-name="Standard">
      <style:text-properties officeooo:rsid="000ec522" officeooo:paragraph-rsid="0029e359" fo:background-color="#990000"/>
    </style:style>
    <style:style style:name="P69" style:family="paragraph" style:parent-style-name="Standard">
      <style:text-properties officeooo:rsid="000f8941" officeooo:paragraph-rsid="000338bb"/>
    </style:style>
    <style:style style:name="P70" style:family="paragraph" style:parent-style-name="Preformatted_20_Text">
      <style:text-properties fo:color="#ffff00" officeooo:rsid="0017562b" officeooo:paragraph-rsid="0017562b" fo:background-color="#00331a"/>
    </style:style>
    <style:style style:name="P71" style:family="paragraph" style:parent-style-name="Preformatted_20_Text">
      <style:text-properties officeooo:rsid="002d5f35" officeooo:paragraph-rsid="002d5f35"/>
    </style:style>
    <style:style style:name="T1" style:family="text">
      <style:text-properties officeooo:rsid="0010ab74"/>
    </style:style>
    <style:style style:name="T2" style:family="text">
      <style:text-properties officeooo:rsid="0010cd14"/>
    </style:style>
    <style:style style:name="T3" style:family="text">
      <style:text-properties officeooo:rsid="00126478"/>
    </style:style>
    <style:style style:name="T4" style:family="text">
      <style:text-properties fo:color="#ffff00" fo:background-color="#00331a" loext:char-shading-value="0"/>
    </style:style>
    <style:style style:name="T5" style:family="text">
      <style:text-properties fo:color="#ffff00" officeooo:rsid="000bad7c" fo:background-color="#00331a" loext:char-shading-value="0"/>
    </style:style>
    <style:style style:name="T6" style:family="text">
      <style:text-properties fo:color="#ffff00" officeooo:rsid="000f2b41" fo:background-color="#00331a" loext:char-shading-value="0"/>
    </style:style>
    <style:style style:name="T7" style:family="text">
      <style:text-properties fo:color="#ffff00" officeooo:rsid="001495ac" fo:background-color="#00331a" loext:char-shading-value="0"/>
    </style:style>
    <style:style style:name="T8" style:family="text">
      <style:text-properties fo:color="#ffff00" officeooo:rsid="0017562b" fo:background-color="#00331a" loext:char-shading-value="0"/>
    </style:style>
    <style:style style:name="T9" style:family="text">
      <style:text-properties fo:color="#ffff00" officeooo:rsid="001a0842" fo:background-color="#00331a" loext:char-shading-value="0"/>
    </style:style>
    <style:style style:name="T10" style:family="text">
      <style:text-properties fo:color="#ffff00" officeooo:rsid="00201a57" fo:background-color="#00331a" loext:char-shading-value="0"/>
    </style:style>
    <style:style style:name="T11" style:family="text">
      <style:text-properties fo:color="#ffff00" fo:font-size="15pt" officeooo:rsid="000338bb" style:font-size-asian="15pt" style:font-size-complex="15pt"/>
    </style:style>
    <style:style style:name="T12" style:family="text">
      <style:text-properties fo:color="#ffff00" fo:font-size="15pt" officeooo:rsid="0029e359" style:font-size-asian="15pt" style:font-size-complex="15pt"/>
    </style:style>
    <style:style style:name="T13" style:family="text">
      <style:text-properties officeooo:rsid="000ee524"/>
    </style:style>
    <style:style style:name="T14" style:family="text">
      <style:text-properties officeooo:rsid="000f8941"/>
    </style:style>
    <style:style style:name="T15" style:family="text">
      <style:text-properties fo:background-color="#990000" loext:char-shading-value="0"/>
    </style:style>
    <style:style style:name="T16" style:family="text">
      <style:text-properties officeooo:rsid="0013d716" fo:background-color="#990000" loext:char-shading-value="0"/>
    </style:style>
    <style:style style:name="T17" style:family="text">
      <style:text-properties officeooo:rsid="00102a27"/>
    </style:style>
    <style:style style:name="T18" style:family="text">
      <style:text-properties fo:background-color="#661900" loext:char-shading-value="0"/>
    </style:style>
    <style:style style:name="T19" style:family="text">
      <style:text-properties officeooo:rsid="002d5f35" fo:background-color="#661900" loext:char-shading-value="0"/>
    </style:style>
    <style:style style:name="T20" style:family="text">
      <style:text-properties fo:color="#ffffff" fo:background-color="#661900" loext:char-shading-value="0"/>
    </style:style>
    <style:style style:name="T21" style:family="text">
      <style:text-properties fo:color="#ffffff" officeooo:rsid="002d5f35" fo:background-color="#661900" loext:char-shading-value="0"/>
    </style:style>
    <style:style style:name="T22" style:family="text">
      <style:text-properties fo:color="#ffffff" fo:background-color="#801900" loext:char-shading-value="0"/>
    </style:style>
    <style:style style:name="T23" style:family="text">
      <style:text-properties officeooo:rsid="000bad7c"/>
    </style:style>
    <style:style style:name="T24" style:family="text">
      <style:text-properties officeooo:rsid="000c4e8d"/>
    </style:style>
    <style:style style:name="T25" style:family="text">
      <style:text-properties fo:background-color="#801900" loext:char-shading-value="0"/>
    </style:style>
    <style:style style:name="T26" style:family="text">
      <style:text-properties officeooo:rsid="000d5dbe" fo:background-color="#801900" loext:char-shading-value="0"/>
    </style:style>
    <style:style style:name="T27" style:family="text">
      <style:text-properties officeooo:rsid="002d5f35" fo:background-color="#801900" loext:char-shading-value="0"/>
    </style:style>
    <style:style style:name="T28" style:family="text">
      <style:text-properties officeooo:rsid="000c649b"/>
    </style:style>
    <style:style style:name="T29" style:family="text">
      <style:text-properties officeooo:rsid="000d5dbe"/>
    </style:style>
    <style:style style:name="T30" style:family="text">
      <style:text-properties officeooo:rsid="000e5dbe"/>
    </style:style>
    <style:style style:name="T31" style:family="text">
      <style:text-properties officeooo:rsid="000f2b41"/>
    </style:style>
    <style:style style:name="T32" style:family="text">
      <style:text-properties officeooo:rsid="000ff019"/>
    </style:style>
    <style:style style:name="T33" style:family="text">
      <style:text-properties officeooo:rsid="001132fd"/>
    </style:style>
    <style:style style:name="T34" style:family="text">
      <style:text-properties officeooo:rsid="0012dc76"/>
    </style:style>
    <style:style style:name="T35" style:family="text">
      <style:text-properties officeooo:rsid="001495ac"/>
    </style:style>
    <style:style style:name="T36" style:family="text">
      <style:text-properties officeooo:rsid="0014dc6e"/>
    </style:style>
    <style:style style:name="T37" style:family="text">
      <style:text-properties officeooo:rsid="00152a65"/>
    </style:style>
    <style:style style:name="T38" style:family="text">
      <style:text-properties officeooo:rsid="0017562b"/>
    </style:style>
    <style:style style:name="T39" style:family="text">
      <style:text-properties officeooo:rsid="00177272"/>
    </style:style>
    <style:style style:name="T40" style:family="text">
      <style:text-properties officeooo:rsid="0017c61a"/>
    </style:style>
    <style:style style:name="T41" style:family="text">
      <style:text-properties officeooo:rsid="00180ed5"/>
    </style:style>
    <style:style style:name="T42" style:family="text">
      <style:text-properties officeooo:rsid="001a0842"/>
    </style:style>
    <style:style style:name="T43" style:family="text">
      <style:text-properties officeooo:rsid="001a335e"/>
    </style:style>
    <style:style style:name="T44" style:family="text">
      <style:text-properties officeooo:rsid="001c2f80"/>
    </style:style>
    <style:style style:name="T45" style:family="text">
      <style:text-properties officeooo:rsid="00201a57"/>
    </style:style>
    <style:style style:name="T46" style:family="text">
      <style:text-properties officeooo:rsid="00211538"/>
    </style:style>
    <style:style style:name="T47" style:family="text">
      <style:text-properties officeooo:rsid="002378da"/>
    </style:style>
    <style:style style:name="T48" style:family="text">
      <style:text-properties officeooo:rsid="00248380"/>
    </style:style>
    <style:style style:name="T49" style:family="text">
      <style:text-properties officeooo:rsid="0025404a"/>
    </style:style>
    <style:style style:name="T50" style:family="text">
      <style:text-properties officeooo:rsid="0028018b"/>
    </style:style>
    <style:style style:name="T51" style:family="text">
      <style:text-properties officeooo:rsid="0029e359"/>
    </style:style>
    <style:style style:name="T52" style:family="text">
      <style:text-properties officeooo:rsid="002b31f7"/>
    </style:style>
    <style:style style:name="T53" style:family="text">
      <style:text-properties officeooo:rsid="002d5f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Bu belge suricata için örnek 30 adet imzayı ve bu imzalarda sıkça geçen sözcük öbeklerinin anlamını içermektedir. Bunun yanısıra imzalarda geçen 5 adet saldırının açıklaması verilmiştir.</text:p>
      <text:p text:style-name="P51"/>
      <text:p text:style-name="P51"><text:span text:style-name="T4">Alert: </text:span>İmzada belirtilen koşullar eğer sağlanırsa paketin geçişine izin veril<text:span text:style-name="T1">ir </text:span>fakat sistem yöneticisine bu durum hakkında kural içinde tanımlanan mesaj log olarak düşer.</text:p>
      <text:p text:style-name="P51"/>
      <text:p text:style-name="P52"><text:span text:style-name="T4">http:</text:span> <text:span text:style-name="T53">Örnek imzalarda</text:span> hep http protokolü kullanılmış. Yani http protokolü kullanan bağlantıları dinle eğer belirtilen şartlar sağlanırsa gerekeni yap. Diğer protokolleri kullanan bir bağlantı umursanmaz.</text:p>
      <text:p text:style-name="P52"/>
      <text:p text:style-name="P52"><text:span text:style-name="T4">$HOME_NET any-&gt;$EXTERNAL_NET any:</text:span> kaynak ve hedef adresleri belirtiyor. <text:span text:style-name="T2">Kaynak adres $HOME_NET değişkeninden gelecek hedef adres $EXTERNAL_NET değişkeninden gelecek</text:span>. Bu değişkenler suricata.yaml dosyasından konfigüre edilebilir . HOME_NET <text:span text:style-name="T2">bizim korumaya çalıştığımız makinalar</text:span>. EXTERNAL_NET ise <text:span text:style-name="T2">bizden bağımsız güvenemeyeceğimiz makinalar. Any sözcüğü ise herhangi bir kısıt koyma tüm portlar dinlenmeli demektir özel bir port dinlemek istiyorsak any yerine onu belirtebilirdik. Genelde $HOME_NET konfigüre edildikten sonra $EXTERNAL_NET $HOME_NET te olan herşey hariç şeklinde tanımlanır fakat buda içten-içe bağlantıları gözden kaçıracağı için içten-içe bağlantılarında mühim olduğu durumlarda farklı seçenekler denebilir. Son olarak aradaki → (ok) anlamı bu yöndeki bağlantılarla eşleşme olursa uyaracak demek. Home_net ten external_nete doğru olanlar.</text:span></text:p>
      <text:p text:style-name="P52"/>
      <text:p text:style-name="P53"><text:span text:style-name="T4">Flow:</text:span> <text:span text:style-name="T3"><text:s/>tüm imzalarda established sözcüğü kullanılmış. Tcp trafiğinde 3-way shake'den sonra State(durum) established olur ve burası kontrol edilir. Diğer bağlantılarda ise mesela UDP her iki taraftanda paket gelip gitmesini kontrol etmesi gerekir. Böylelikle established mı değilmi anlar. Ve to server sözcüğü kullanılmış bunun bir diğer alternatifi from_client'tir. Kontrol edilecek bağlantının akış yönü kısıtıdır. Bizim imzalarda servera doğru (dışarı) olan akışların incelenmesi gerekiyor.ilk SYN paketini biz göndermişsek yani bağlantıyı biz başlatmışsak.</text:span></text:p>
      <text:p text:style-name="P53"/>
      <text:p text:style-name="P54"><text:span text:style-name="T4">Sid</text:span>: Signature id, imza numarasıdır.</text:p>
      <text:p text:style-name="P54"/>
      <text:p text:style-name="P54"><text:span text:style-name="T4">Rev:</text:span> İmzanın Versiyonu</text:p>
      <text:p text:style-name="P54"/>
      <text:p text:style-name="P54"><text:span text:style-name="T4">Content:</text:span>İçerik</text:p>
      <text:p text:style-name="P54"/>
      <text:p text:style-name="P54"><text:span text:style-name="T4">nocase:</text:span> Büyük küçük harf duyarsız</text:p>
      <text:p text:style-name="P54"/>
      <text:p text:style-name="P54"><text:span text:style-name="T4">http_uri:</text:span> Bazen verilen adresler yazılış olarak farklı olabiliyor fakat anlam olarak aynı şeyi ifade ediyor. Böyle durumlar için standartlaştırılmış http_uri kullanılıyor böylelikle anlam olarak aynı anlamı taşıyan adresler tek bir öbek altında toplanmış oluyor.</text:p>
      <text:p text:style-name="P56"><text:span text:style-name="T4">http_</text:span><text:span text:style-name="T6">header</text:span><text:span text:style-name="T4">:</text:span><text:span text:style-name="T31">Content sözcüğünden sonra gelerek HTTP başlığının içinde geçiyormu anlamı vermeye yarayan sözcük öbeğidir.(Diğer sözcük öbekleriyle birliktede kullanılabilir fakat benim ödevimde sadece content'ten sonra kullanıldığı için özel olarak açıkladım)</text:span></text:p>
      <text:p text:style-name="P57"><text:span text:style-name="T4">http_</text:span><text:span text:style-name="T7">user_agent</text:span><text:span text:style-name="T4">:</text:span><text:span text:style-name="T35">http isteği içerisindeki user agent içerisinde eşleştirme arar. Mesela User-Agent:Mozilla....Ubuntu14/04 …. gibi.</text:span></text:p>
      <text:p text:style-name="P55"><text:span text:style-name="T5">Pcre</text:span><text:span text:style-name="T4">:</text:span><text:span text:style-name="T23"> Regex karşılaştırması yapmasını sağlayan özel sözcüktür. Her paket için regex karşılaştırması oldukça maliyet getireceğinden genellikle content sözcüğüyle beraber kullanılırki eğer content eşleşirse ozaman regex kontrol edilsin böylelikle önemli maliyetten kurtulunsun.</text:span></text:p>
      <text:p text:style-name="P61"><text:span text:style-name="T5">|</text:span><text:span text:style-name="T4">0D 0A|</text:span>Carriage Return <text:span text:style-name="T38">Line Feed Birleşiminde oluşan CRLFdir. Notepadde \r\n ile eşdeğerdir(yeni satır).Windows için eşdeğerdir*</text:span></text:p>
      <text:p text:style-name="P58"><text:span text:style-name="T8">Fast Pattern</text:span><text:span text:style-name="T4">:</text:span><text:span text:style-name="T38">Yükten kurtulmak için sık içerik içinde sık rastlananları en son kontrol etmek en mantıklısı olacaktır. İmza içinde en az saklanan ve en az işlem gerektiren içeriği seçmek için kullanmamız gerekn sözcük öbeğidir. Eğer biz bunu kullanmazsak suricata varsayılan olarak kendi düzenlediği algoritmasına göre birden fazla content varsa pattern sıralaması yaptırır. Güncel suricatalar http_ bufferlarından yüksek önceliği olanları seçiyor. Bu aynı ise en uzun içeriği </text:span><text:soft-page-break/><text:span text:style-name="T38">kontrol ediyor. Vs vs..</text:span></text:p>
      <text:p text:style-name="P58"/>
      <text:p text:style-name="P58"><text:span text:style-name="T8">Depth</text:span><text:span text:style-name="T4">:</text:span><text:span text:style-name="T38">Content sözcüğünden sonra numaralarla belirtilir ve belirtilen numara payload'ın baştan kaç byte'ının umursanacağını belirtmiş olur</text:span></text:p>
      <text:p text:style-name="P62"/>
      <text:p text:style-name="P59"><text:span text:style-name="T9">Distance</text:span><text:span text:style-name="T4">:</text:span><text:span text:style-name="T42">Bu sözcük content sözcüğüne ilişiktir ve kendinden sonra bir sayı gelmelidir. Anlamı ise bundan bir önceki content sözcüğü ile eşleşme olmuş ise. O contentin olduğu byte'tan benden sonra gelen sayı kadar fazlasından başlayarak eşleşme oluyormu diye kontrol et demek.</text:span></text:p>
      <text:p text:style-name="P62"/>
      <text:p text:style-name="P60"><text:span text:style-name="T10">Threshold</text:span><text:span text:style-name="T4">:</text:span><text:span text:style-name="T45">3 türü vardır benim ödevimde type limit olan kullanılmış. Bu türde bir zaman verilir ve bir maksimum alarm üretme sayısı verilir böylelikle bu zaman diliminde en fazla verilen sayı kadar alarm üretilir. Kirliliğin önüne geçilmiş olurç</text:span></text:p>
      <text:p text:style-name="P62"/>
      <text:p text:style-name="P62"/>
      <text:p text:style-name="P70"/>
      <text:p text:style-name="P66"/>
      <text:p text:style-name="P66"><text:tab/><text:tab/><text:tab/><text:tab/><text:tab/><text:span text:style-name="T11">İMZALAR</text:span></text:p>
      <text:p text:style-name="P49"/>
      <text:p text:style-name="P49"/>
      <text:p text:style-name="P1"><text:span text:style-name="T15">1- </text:span>alert http $HOME_NET any -&gt; $EXTERNAL_NET any (msg:"ET MALWARE Hotbar Install (1)"; flow: to_server,established; content:"/install/startInstallprocess.asp?"; nocase; http_uri; content: "Defau"; http_uri; reference:url,www.hotbar.com; reference:url,doc.emergingthreats.net/bin/view/Main/2000920; classtype:trojan-activity; sid:2000920; rev:13;)</text:p>
      <text:p text:style-name="P1"/>
      <text:p text:style-name="P1">http protokolünü kullanarak <text:span text:style-name="T13">iletişim kuran ve </text:span><text:s/><text:span text:style-name="T13">daha önceden konfigüre edilmiş yaml dosyası içindeki atanmış değerlere göre HOME_NET değişkeni ve EXTERNAL_NET değişkeni içindeki ip adreslerinin tüm portlarını dinle eğer ilk SYN paketi bu networkten gitmişse yani bağlantıyı biz başlatmışssak ve payload'ın içeriğinde küçük büyük harf gözetmeksizin </text:span>"/install/startInstallprocess.asp?"<text:span text:style-name="T13"> normalleştirilmiş URI içinde geçiyorsa sistem yöneticisi uyar. Ve ET (Emerging Threats Project) Malware listesinde bulunan Hotbar install <text:s/>hata mesajını yayınla. Daha fazla bilgi isteniyorsa bu kural hakkında referans olarak verilen url'ler “</text:span><text:a xlink:type="simple" xlink:href="http://www.hotbar.com/"><text:span text:style-name="T13">www.hotbar.com</text:span></text:a><text:span text:style-name="T13">” veya “ </text:span>doc.emergingthreats.net/bin/view/Main/2000920” <text:span text:style-name="T14">ziyaret edilebilir demek</text:span></text:p>
      <text:p text:style-name="P1"/>
      <text:p text:style-name="P1"/>
      <text:p text:style-name="P1"/>
      <text:p text:style-name="P2"><text:span text:style-name="T15">2</text:span>-alert http $HOME_NET any -&gt; $EXTERNAL_NET any (msg:"ET MALWARE Hotbar Install (2)"; flow: to_server,established; content:"/install/process/upsale/hotbar"; http_uri; reference:url,www.hotbar.com; reference:url,doc.emergingthreats.net/bin/view/Main/2000921; classtype:trojan-activity; sid:2000921; rev:10;)</text:p>
      <text:p text:style-name="P2"/>
      <text:p text:style-name="P1">http protokolünü kullanarak <text:span text:style-name="T13">iletişim kuran ve </text:span><text:s/><text:span text:style-name="T13">daha önceden konfigüre edilmiş yaml dosyası içindeki atanmış değerlere göre HOME_NET değişkeni ve EXTERNAL_NET değişkeni içindeki ip adreslerinin tüm portlarını dinle eğer ilk SYN paketi bu networkten gitmişse yani bağlantıyı biz başlatmışssak ve payload'ın içeriğinde küçük büyük harf duyarlı </text:span>"<text:span text:style-name="T14">/install/process/upsale/hotbar</text:span>"<text:span text:style-name="T13"> normalleştirilmiş URI içinde geçiyorsa sistem yöneticisi uyar. Ve ET (Emerging Threats Project) Malware listesinde bulunan Hotbar install <text:s/>hata mesajını yayınla. Daha fazla bilgi isteniyorsa bu kural hakkında referans olarak verilen url'ler “</text:span><text:a xlink:type="simple" xlink:href="http://www.hotbar.com/"><text:span text:style-name="T13">www.hotbar.com</text:span></text:a><text:span text:style-name="T13">” veya “ doc.emergingthreats.net/bin/view/Main/2000921</text:span>” <text:span text:style-name="T14">ziyaret edilebilir. Trojan-activity sınıfı içerisindedir yani classification.config dosyamızda konfigüre ettiğimiz veya varsayılan öncelik ayarına göre muamele edilir ve bu imzanın id'si 2000921 , imzanın versiyonu ise 10dur demek</text:span></text:p>
      <text:p text:style-name="P1"/>
      <text:p text:style-name="P3"><text:span text:style-name="T16">3</text:span><text:span text:style-name="T15">-</text:span>alert http $HOME_NET any -&gt; $EXTERNAL_NET any (msg:"ET MALWARE Hotbar Install (3)"; flow: to_server,established; content:"/installs/hotbar/programs/"; http_uri; <text:soft-page-break/>reference:url,www.hotbar.com; reference:url,doc.emergingthreats.net/bin/view/Main/2000922; classtype:trojan-activity; sid:2000922; rev:10;)</text:p>
      <text:p text:style-name="P3"/>
      <text:p text:style-name="P1">http protokolünü kullanarak <text:span text:style-name="T13">iletişim kuran ve </text:span><text:s/><text:span text:style-name="T13">daha önceden konfigüre edilmiş yaml dosyası içindeki atanmış değerlere göre HOME_NET değişkeni ve EXTERNAL_NET değişkeni içindeki ip adreslerinin tüm portlarını dinle eğer ilk SYN paketi bu networkten gitmişse yani bağlantıyı biz başlatmışssak ve payload'ın içeriğinde küçük büyük harf duyarlı </text:span>"<text:span text:style-name="T17">/installs/hotbar/programs/</text:span>"<text:span text:style-name="T13"> normalleştirilmiş URI içinde geçiyorsa sistem yöneticisi uyar. Ve ET (Emerging Threats Project) Malware listesinde bulunan Hotbar install <text:s/>hata mesajını yayınla. Daha fazla bilgi isteniyorsa bu kural hakkında referans olarak verilen url'ler “</text:span><text:a xlink:type="simple" xlink:href="http://www.hotbar.com/"><text:span text:style-name="T13">www.hotbar.com</text:span></text:a><text:span text:style-name="T13">” veya “ doc.emergingthreats.net/bin/view/Main/2000922</text:span>” <text:span text:style-name="T14">ziyaret edilebilir. Trojan-activity sınıfı içerisindedir yani classification.config dosyamızda konfigüre ettiğimiz veya varsayılan öncelik ayarına göre muamele edilir ve bu imzanın id'si 2000922 , imzanın versiyonu ise 10dur demek</text:span></text:p>
      <text:p text:style-name="P1"/>
      <text:p text:style-name="P3"><text:span text:style-name="T15">4-</text:span>alert http $HOME_NET any -&gt; $EXTERNAL_NET any (msg:"ET MALWARE Hotbar Keywords Download"; flow: to_server,established; content:"/keywords/kyfb."; nocase; http_uri; content:"partner_id="; nocase; http_uri; reference:url,www.hotbar.com; reference:url,doc.emergingthreats.net/bin/view/Main/2003388; classtype:trojan-activity; sid:2003388; rev:6;)</text:p>
      <text:p text:style-name="P3"/>
      <text:p text:style-name="P3">payload'ın içeriğinde büyük küçük harf duyarlı “/keywords/kyfb.” ve “partner_id” normalleştirilmiş URI içinde geçiyorsa hata mesajı üret. Imzanın id'si 2003388 versiyonu ise 6. Üretilecek mesajın anlamı ise ET(Emerging Threats) MALWARE listesinde bulunan Hotbar Keywords Download olduğu.</text:p>
      <text:p text:style-name="P3"/>
      <text:p text:style-name="P3"><text:span text:style-name="T15">5-</text:span>alert http $HOME_NET any -&gt; $EXTERNAL_NET any (msg:"ET MALWARE Hotbar Spyware User-Agent (host)"; flow: to_server,established; content:"User-Agent|3a| host"; nocase; http_header; pcre:"/User-Agent\:[^\n]+host(ie|oe|oi|ol)/Hi"; reference:url,www.doxdesk.com/parasite/Hotbar.html; reference:url,www.pchell.com/support/hotbar.shtml; reference:url,doc.emergingthreats.net/2002164; classtype:trojan-activity; sid:2002164; rev:13;)</text:p>
      <text:p text:style-name="P46"/>
      <text:p text:style-name="P46">payload'ın içinde büyük küçük harf duyarsız “User-Agent: host” http başlığı içinde geçiyorsa ve büyük küçük harf duyarsız <text:s/>“User-Agent:</text:p>
      <text:p text:style-name="P46">host ie” veya “User-Agent:</text:p>
      <text:p text:style-name="P46">host oe” veya “User-Agent:</text:p>
      <text:p text:style-name="P46">host oi” veye “User-Agent:</text:p>
      <text:p text:style-name="P46">host oi” veya “User-Agent:</text:p>
      <text:p text:style-name="P46">host ol” <text:s/>http başlığı içinde geçiyorsa sistem yöneticisini uyar <text:span text:style-name="T17">"ET MALWARE Hotbar Spyware User-Agent (host)" </text:span>diye. <text:span text:style-name="T28">Bu durum trojan-activity sınıfı altındadır .İmza idsi=200</text:span>2164<text:span text:style-name="T28"> versiyonu </text:span>13<text:span text:style-name="T28">. Daha fazla bilgi için referanslar= doc.emergingthreats.net/200</text:span>2164</text:p>
      <text:p text:style-name="P3"/>
      <text:p text:style-name="P3"/>
      <text:p text:style-name="P3"/>
      <text:p text:style-name="P3"/>
      <text:p text:style-name="P37"><text:span text:style-name="T25">6-</text:span>alert http $HOME_NET any -&gt; $EXTERNAL_NET any (msg:"ET MALWARE Hotbar Spyware User-Agent (Hotbar)"; flow: established,to_server; content:"|3b| Hotbar"; http_header; pcre:"/User-Agent\:[^\n]+Hotbar/iH"; threshold: type limit, count 1, seconds 360, track by_src; reference:url,doc.emergingthreats.net/2001858; classtype:trojan-activity; sid:2001858; rev:26;)</text:p>
      <text:p text:style-name="P37"/>
      <text:p text:style-name="P38">payload'ın içeriğinde “; Hotbar” http başlığında geçiyorsa ve büyük küçük harf duyarsız(sonda 'i' olduğundan) “Uset-Agent: Hotbar” http başlığında geçiyorsa(sonda 'H' olduğundan) ve en fazla 1 <text:soft-page-break/>tane alarm üret 360 saniye içerisinde <text:span text:style-name="T46">ve sistem yöneticisine haber ver </text:span>"ET MALWARE Hotbar Spyware User-Agent (Hotbar)" <text:span text:style-name="T46">diye</text:span> .<text:span text:style-name="T30"> Bu durum trojan-activity sınıfı altındadır .İmza idsi=200</text:span>1858<text:span text:style-name="T30"> versiyonu </text:span>26<text:span text:style-name="T30">. Daha fazla bilgi için referanslar= doc.emergingthreats.net/bin/view/Main/200</text:span>1858</text:p>
      <text:p text:style-name="P37"/>
      <text:p text:style-name="P37"/>
      <text:p text:style-name="P39"><text:span text:style-name="T25">7-</text:span>alert http $HOME_NET any -&gt; $EXTERNAL_NET any (msg:"ET MALWARE Hotbar Tools Spyware User-Agent (hbtools)"; flow:to_server,established; content:"User-Agent|3a|"; http_header; content:"|3b| HbTools"; http_header; fast_pattern; within:80; reference:url,doc.emergingthreats.net/2003383; classtype:trojan-activity; sid:2003383; rev:12;)</text:p>
      <text:p text:style-name="P37"/>
      <text:p text:style-name="P40">payload'ın içeriği<text:span text:style-name="T46">nde önce şuna bak </text:span>:"; HbTools" <text:span text:style-name="T46">http başlığında geçiyormu ve geçiyorsa <text:s/></text:span>:"User-Agent:"<text:span text:style-name="T46">'ın http başlığında geçtiği yerle 80 byte sonrasında geçiyorsa sistem yöneticisine haber ver </text:span></text:p>
      <text:p text:style-name="P40">"ET MALWARE Hotbar Tools Spyware User-Agent (hbtools)" <text:span text:style-name="T46">diye.Bu durum trojan-activity sınıfı altındadır .İmza idsi=2003383 versiyonu 12. Daha fazla bilgi için referanslar= doc.emergingthreats.net/bin/view/Main/2003383</text:span></text:p>
      <text:p text:style-name="P37"/>
      <text:p text:style-name="P37"/>
      <text:p text:style-name="P44"><text:span text:style-name="T25">8-</text:span>alert http $HOME_NET any -&gt; $EXTERNAL_NET any (msg:"ET MALWARE Hotbar Zango Toolbar Spyware User Agent (ZangoToolbar )"; flow:to_server,established; content:"ZangoToolbar"; http_header; fast_pattern:only; pcre:"/^User-Agent\x3a.+ZangoToolbar.+\r$/Hmi"; reference:url,doc.emergingthreats.net/2003365; classtype:trojan-activity; sid:2003365; rev:10;)</text:p>
      <text:p text:style-name="P37"/>
      <text:p text:style-name="P44">payload'ın içeriğinde <text:s/>http başlığında <text:s/>"ZangoToolbar" geçiyormu diye öncelikle kontrol et. Sonra “User-Agent:ZangoToolbar</text:p>
      <text:p text:style-name="P44">” bir satırı iki satır <text:span text:style-name="T49">say</text:span> ve http başlığında küçük büyük harf duyarsız şekilde geçiyormu diye kontrol et eğer geçiyorsa sistem yöneticisini uyar "ET MALWARE Hotbar Zango Toolbar Spyware User Agent (ZangoToolbar )" diye. <text:span text:style-name="T46">Bu durum trojan-activity sınıfı altındadır .İmza idsi=20033</text:span>65<text:span text:style-name="T46"> versiyonu </text:span>10<text:span text:style-name="T46">. Daha fazla bilgi için referanslar= doc.emergingthreats.net/bin/view/Main/20033</text:span>65</text:p>
      <text:p text:style-name="P37"/>
      <text:p text:style-name="P37"/>
      <text:p text:style-name="P37"/>
      <text:p text:style-name="P37"/>
      <text:p text:style-name="P37"/>
      <text:p text:style-name="P37"/>
      <text:p text:style-name="P6"><text:span text:style-name="T22">9-</text:span>alert http $HOME_NET any -&gt; $EXTERNAL_NET any (msg:"ET MALWARE Hotbar.com Related Spyware Activity Report"; flow:established,to_server; content:"/trackedevent.aspx?eid="; http_uri; content:"&amp;brand="; http_uri; content:"&amp;os="; http_uri; content:"&amp;mt="; http_uri; content:"&amp;pkg_ver="; http_uri; reference:url,doc.emergingthreats.net/bin/view/Main/2008918; classtype:trojan-activity; sid:2008918; rev:5;)</text:p>
      <text:p text:style-name="P6"/>
      <text:p text:style-name="P7">payload'ın içinde <text:span text:style-name="T24">"/trackedevent.aspx?eid=" </text:span>ve <text:span text:style-name="T24">&amp;brand=" </text:span>ve <text:span text:style-name="T24">"&amp;os=" </text:span>ve <text:span text:style-name="T24">"&amp;mt=" </text:span>ve <text:span text:style-name="T24">"&amp;pkg_ver=" </text:span>normalleştirilmiş uri içinde geçerse eğer paketi geçir fakat sistem yöneticisine haber ver <text:span text:style-name="T24">"ET MALWARE Hotbar.com Related Spyware Activity Report" </text:span>diye. Bu durum trojan-activity sınıfı altındadır. İmza idsi 2008918 ve versiyonu 5tir. Daha fazla bilgi için referans= <text:span text:style-name="T24">doc.emergingthreats.net/bin/view/Main/2008918.</text:span></text:p>
      <text:p text:style-name="P7"/>
      <text:p text:style-name="P7"><text:span text:style-name="T27">1</text:span><text:span text:style-name="T25">0-</text:span>alert http $HOME_NET any -&gt; $EXTERNAL_NET any (msg:"ET MALWARE Hotbar.com Related Spyware Install Report"; flow:established,to_server; content:"/ciconfig.aspx?did="; http_uri; content:"&amp;brandid="; http_uri; content:"&amp;os="; http_uri; content:"&amp;pkg_ver="; http_uri; reference:url,doc.emergingthreats.net/bin/view/Main/2008917; classtype:trojan-activity; sid:2008917; rev:4;)</text:p>
      <text:p text:style-name="P7"><text:soft-page-break/></text:p>
      <text:p text:style-name="P7">payload'ın içinde "/ciconfig.aspx?did=" ve "&amp;brandid=" ve <text:s/>"&amp;os=" ve "&amp;pkg_ver=" normalleştirilmiş uri içinde geçerse eğer paketi geçir fakat sistem yöneticisine haber ver "ET MALWARE Hotbar.com Related Spyware Install Report" diye. Bu durum trojan-activity sınıfı altındadır. İmza idsi 2008917 ve versiyonu 4tür. Daha fazla bilgi için referans= <text:s/>doc.emergingthreats.net/bin/view/Main/2008917.</text:p>
      <text:p text:style-name="P7"/>
      <text:p text:style-name="P7"/>
      <text:p text:style-name="P45"><text:span text:style-name="T27">1</text:span><text:span text:style-name="T25">1-</text:span>alert http $HOME_NET any -&gt; $EXTERNAL_NET any (msg:"ET MALWARE HTTP Connection to go2000.cn - Common Malware Checkin Server"; flow:established,to_server; content:"go2000.cn"; nocase; http_header; pcre:"/Host\x3A[^\r\n]*go2000\x2Ecn/Hi"; reference:url,www.mywot.com/en/scorecard/go2000.cn; classtype:trojan-activity; sid:2013422; rev:2;)</text:p>
      <text:p text:style-name="P45"/>
      <text:p text:style-name="P45">payload'ın içinde küçük büyük harf duyarsız şekilde "go2000.cn" http başlığında geçiyorsa ve küçük büyük harf duyarsız <text:s/>“Host:</text:p>
      <text:p text:style-name="P45">go2000.cn”<text:span text:style-name="T50">(\x kendinden sonraki iki karakteri hexa olarak algılatır \r\n yeni satır)</text:span> http başlığında geçiyorsa eğer sistem yöneticisini uyar "ET MALWARE HTTP Connection to go2000.cn - Common Malware Checkin Server" diye. <text:span text:style-name="T28">Bu durum trojan-activity sınıfı altındadır. İmza idsi 20</text:span>13422<text:span text:style-name="T28"> ve versiyonu </text:span>2<text:span text:style-name="T28">tür. Daha fazla bilgi için referans= <text:s/>doc.emergingthreats.net/bin/view/Main/20</text:span>13422<text:span text:style-name="T28">.</text:span></text:p>
      <text:p text:style-name="P45"/>
      <text:p text:style-name="P7"/>
      <text:p text:style-name="P7"><text:span text:style-name="T27">1</text:span><text:span text:style-name="T25">2-</text:span>alert http $HOME_NET any -&gt; $EXTERNAL_NET any (msg:"ET MALWARE ICQ-Update.biz Reporting Install"; flow: to_server,established; content:"log.php?"; nocase; http_uri; content: "IP="; nocase; http_uri; content:"Port1="; nocase; http_uri; reference:url,doc.emergingthreats.net/bin/view/Main/2001490; classtype:trojan-activity; sid:2001490; rev:11;)</text:p>
      <text:p text:style-name="P7"/>
      <text:p text:style-name="P7">payload'ın içinde küçük büyük harf duyarsız "log.php?" ve "IP=" ve "Port1=" normalleştirilmiş uri içinde geçerse eğer paketi geçir fakat sistem yöneticisine haber ver <text:s/>"ET MALWARE ICQ-Update.biz Reporting Install" diye. <text:s/>İmza idsi 2001490 versiyonu 11dir. Daha fazla bilgi için referans=doc.emergingthreats.net/bin/view/Main/2001490; classtype:trojan-activity</text:p>
      <text:p text:style-name="P7"/>
      <text:p text:style-name="P20"><text:span text:style-name="T27">1</text:span><text:span text:style-name="T25">3-</text:span>alert http $HOME_NET any -&gt; $EXTERNAL_NET any (msg:"ET MALWARE IE Toolbar User-Agent (IEToolbar)"; flow:established,to_server; content:"IEToolbar"; http_user_agent; reference:url,doc.emergingthreats.net/2009766; classtype:trojan-activity; sid:2009766; rev:9;)</text:p>
      <text:p text:style-name="P20"/>
      <text:p text:style-name="P14">payload'ın içinde <text:s text:c="2"/>"/counter/help.chm" <text:span text:style-name="T34">http isteği içerisindeki user agent başlığında geçerse eğer paketi geçir fakat sistem yöneticisine haber ver <text:s/>"ET MALWARE IE Toolbar User-Agent (IEToolbar)</text:span>" diye. <text:s/><text:span text:style-name="T28">Bu durum trojan-activity sınıfı altındadır .İmza idsi=2009766 versiyonu 9</text:span>. Daha fazla bilgi için referanslar= <text:span text:style-name="T34">doc.emergingthreats.net/2009766</text:span></text:p>
      <text:p text:style-name="P14"/>
      <text:p text:style-name="P14"/>
      <text:p text:style-name="P36"><text:span text:style-name="T27">1</text:span><text:span text:style-name="T25">4-</text:span>alert http $HOME_NET any -&gt; $EXTERNAL_NET any (msg:"ET MALWARE IEDefender (iedefender.com) Fake Antispyware User Agent (IEDefender 2.1)"; flow:established,to_server; content:"User-Agent|3a| IEDefender "; nocase; http_header; reference:url,doc.emergingthreats.net/2007690; classtype:trojan-activity; sid:2007690; rev:9;)</text:p>
      <text:p text:style-name="P14"/>
      <text:p text:style-name="P17">payload'ın içinde <text:span text:style-name="T44">büyük küçük harf duyarsız</text:span> <text:s/><text:span text:style-name="T44">"User-Agent: IEDefender " http başlığında geçerse eğer paketi geçir fakat sistem yöneticisine haber ver <text:s/>"ET MALWARE IE Toolbar User-Agent (IEToolbar)</text:span>" diye. <text:s/><text:span text:style-name="T28">Bu durum trojan-activity sınıfı altındadır .İmza idsi=2007690 versiyonu 9</text:span>. Daha <text:soft-page-break/>fazla bilgi için referanslar= <text:span text:style-name="T34">doc.emergingthreats.net/2007690</text:span></text:p>
      <text:p text:style-name="P14"/>
      <text:p text:style-name="P14"/>
      <text:p text:style-name="P14"><text:span text:style-name="T27">1</text:span><text:span text:style-name="T26">5-</text:span><text:span text:style-name="T29">alert http $HOME_NET any -&gt; $EXTERNAL_NET any (msg:"ET MALWARE IEHelp.net Spyware checkin"; flow:established,to_server; content:"/l/gpr.php?"; nocase; http_uri; content: "ID1="; nocase; http_uri; reference:url,securityresponse.symantec.com/avcenter/venc/data/trojan.domcom.html; reference:url,doc.emergingthreats.net/bin/view/Main/2002096; classtype:trojan-activity; sid:2002096; rev:8;)</text:span></text:p>
      <text:p text:style-name="P8"/>
      <text:p text:style-name="P9">payload'ın içinde küçük büyük harf duyarsız "/l/gpr.php?" ve “ID1=” normalleştirilmiş uri içinde geçerse eğer paketi geçir fakat sistem yöneticisine haber ver "ET MALWARE IEHelp.net Spyware checkin" diye. <text:span text:style-name="T28">Bu durum trojan-activity sınıfı altındadır .</text:span>İmza idsi=2002096 versiyonu 8. Daha fazla bilgi için referanslar= <text:s/>securityresponse.symantec.com/avcenter/venc/data/trojan.domcom.html ve doc.emergingthreats.net/bin/view/Main/2002096</text:p>
      <text:p text:style-name="P9"/>
      <text:p text:style-name="P10"><text:span text:style-name="T27">1</text:span><text:span text:style-name="T25">6-</text:span>alert http $HOME_NET any -&gt; $EXTERNAL_NET any (msg:"ET MALWARE IEHelp.net Spyware Installer"; flow:established,to_server; content:"/counter/help.chm"; nocase; http_uri; reference:url,securityresponse.symantec.com/avcenter/venc/data/trojan.domcom.html; reference:url,doc.emergingthreats.net/bin/view/Main/2002090; classtype:trojan-activity; sid:2002090; rev:7;)</text:p>
      <text:p text:style-name="P10"/>
      <text:p text:style-name="P10">payload'ın içinde küçük büyük harf duyarsız <text:s/>"/counter/help.chm" <text:span text:style-name="T29">normalleştirilmiş uri içinde geçerse eğer paketi geçir fakat sistem yöneticisine haber ver <text:s/></text:span>"ET MALWARE IEHelp.net Spyware Installer" diye. <text:s/><text:span text:style-name="T28">Bu durum trojan-activity sınıfı altındadır .İmza idsi=200209</text:span>0<text:span text:style-name="T28"> versiyonu </text:span>7. Daha fazla bilgi için referanslar=securityresponse.symantec.com/avcenter/venc/data/trojan.domcom.html ve ,doc.emergingthreats.net/bin/view/Main/2002090.</text:p>
      <text:p text:style-name="P10"/>
      <text:p text:style-name="P10"/>
      <text:p text:style-name="P41"><text:span text:style-name="T27">1</text:span><text:span text:style-name="T25">7-</text:span>alert http $HOME_NET any -&gt; $EXTERNAL_NET any (msg:"ET MALWARE Incorrectly formatted User-Agent string (dashes instead of semicolons) Likely Hostile"; flow:established,to_server; content:"User-Agent|3a| Mozilla/4.0 (compatible- MSIE 6.0- Windows NT 5.1- SV1- "; http_header; fast_pattern:35,20; <text:s/>reference:url,doc.emergingthreats.net/2010868; classtype:bad-unknown; sid:2010868; rev:6;)</text:p>
      <text:p text:style-name="P10"/>
      <text:p text:style-name="P41">Burada sadece birtane content olduğundan fast pattern chop kullanılmış. Payload'ın içerisinde http başlığında 20. bytetan başlayarak 35. byte a kadar olan kısımda "User-Agent: Mozilla/4.0 (compatible- MSIE 6.0- Windows NT 5.1- SV1- " geçiyorsa <text:span text:style-name="T28">Bu durum </text:span>bad-unknown <text:span text:style-name="T28">sınıfı altındadır .İmza idsi=20</text:span>10868<text:span text:style-name="T28"> versiyonu </text:span>6<text:span text:style-name="T28">. Daha fazla bilgi için referanslar= ,doc.emergingthreats.net/bin/view/Main/20</text:span>10868</text:p>
      <text:p text:style-name="P10"/>
      <text:p text:style-name="P10"/>
      <text:p text:style-name="P21"><text:span text:style-name="T27">1</text:span><text:span text:style-name="T25">8-</text:span>alert http $HOME_NET any -&gt; $EXTERNAL_NET any (msg:"ET MALWARE Incredisearch.com Spyware Activity"; flow: established,to_server; content:"Host|3a| www.incredisearch.com"; nocase; http_header; reference:url,doc.emergingthreats.net/bin/view/Main/2001794; classtype:trojan-activity; sid:2001794; rev:9;)</text:p>
      <text:p text:style-name="P21"/>
      <text:p text:style-name="P15">payload'ın içinde küçük büyük harf duyarsız <text:s/><text:span text:style-name="T35">"Host: </text:span><text:a xlink:type="simple" xlink:href="http://www.incredisearch.com/"><text:span text:style-name="T35">www.incredisearch.com</text:span></text:a><text:span text:style-name="T35">" </text:span><text:s/><text:span text:style-name="T31">http başlığının içinde geçerse eğer paketi geçir fakat sistem yöneticisine haber ver <text:s/></text:span>"<text:span text:style-name="T35">"ET MALWARE Incredisearch.com Spyware Activity"</text:span>" diye. <text:s/><text:span text:style-name="T28">Bu durum trojan-activity sınıfı altındadır .İmza idsi=2001794 versiyonu </text:span><text:soft-page-break/><text:span text:style-name="T28">9</text:span>. Daha fazla bilgi için referanslar= <text:s/><text:span text:style-name="T35">doc.emergingthreats.net/bin/view/Main/2001794</text:span></text:p>
      <text:p text:style-name="P21"/>
      <text:p text:style-name="P10"/>
      <text:p text:style-name="P10"><text:span text:style-name="T27">1</text:span><text:span text:style-name="T25">9-</text:span>alert http $HOME_NET any -&gt; $EXTERNAL_NET any (msg:"ET MALWARE Incredisearch.com Spyware Ping"; flow: established,to_server; content:"/ping.asp"; nocase; http_uri; content:"incredisearch.com"; nocase; http_header; reference:url,doc.emergingthreats.net/bin/view/Main/2001793; classtype:trojan-activity; sid:2001793; rev:8;)</text:p>
      <text:p text:style-name="P10"/>
      <text:p text:style-name="P11">payload'ın içinde küçük büyük harf duyarsız <text:s/>"/ping.asp" <text:span text:style-name="T29">normalleştirilmiş uri içinde ve <text:s/></text:span>"incredisearch.com" <text:span text:style-name="T31">http'i başlığının içinde geçerse eğer paketi geçir fakat sistem yöneticisine haber ver <text:s/></text:span>"ET MALWARE Incredisearch.com Spyware Ping" diye. <text:s/><text:span text:style-name="T28">Bu durum trojan-activity sınıfı altındadır .İmza idsi=2001793 versiyonu 8</text:span>. Daha fazla bilgi için referanslar= doc.emergingthreats.net/bin/view/Main/2001793</text:p>
      <text:p text:style-name="P3"/>
      <text:p text:style-name="P3"/>
      <text:p text:style-name="P22"><text:span text:style-name="T27">2</text:span><text:span text:style-name="T25">0-</text:span>alert http $HOME_NET any -&gt; $EXTERNAL_NET any (msg:"ET MALWARE Infobox3 Spyware User-Agent (InfoBox)"; flow:established,to_server; content:"User-Agent|3a| InfoBox"; http_header; reference:url,doc.emergingthreats.net/2010934; classtype:trojan-activity; sid:2010934; rev:5;)</text:p>
      <text:p text:style-name="P22"/>
      <text:p text:style-name="P16">payload'ın içinde küçük büyük harf duyarsız <text:s/><text:span text:style-name="T36">"User-Agent: InfoBox"</text:span> <text:span text:style-name="T31">http'i başlığının içinde geçerse eğer paketi geçir fakat sistem yöneticisine haber ver <text:s/>"ET MALWARE Infobox3 Spyware User-Agent (InfoBox)"</text:span> diye. <text:s/><text:span text:style-name="T28">Bu durum trojan-activity sınıfı altındadır .İmza idsi=20010934 versiyonu 5</text:span>. Daha fazla bilgi için referanslar= <text:s/><text:span text:style-name="T36">doc.emergingthreats.net/2010934</text:span></text:p>
      <text:p text:style-name="P3"/>
      <text:p text:style-name="P18"><text:span text:style-name="T27">2</text:span><text:span text:style-name="T25">1-</text:span>alert http $HOME_NET any -&gt; $EXTERNAL_NET any (msg:"ET MALWARE Instafinder.com spyware"; flow: established,to_server; content:"/404/update/instafi"; nocase; http_uri; reference:url,doc.emergingthreats.net/bin/view/Main/2003376; classtype:trojan-activity; sid:2003376; rev:5;)</text:p>
      <text:p text:style-name="P18"/>
      <text:p text:style-name="P12">payload'ın içinde küçük büyük harf duyarsız <text:s/><text:span text:style-name="T32">"/404/update/instafi"</text:span> <text:span text:style-name="T29">normalleştirilmiş uri içinde geçerse eğer paketi geçir fakat sistem yöneticisine haber ver <text:s/>"ET MALWARE Instafinder.com spyware"</text:span> diye. <text:s/><text:span text:style-name="T28">Bu durum trojan-activity sınıfı altındadır .İmza idsi=2003376 versiyonu 5</text:span>. Daha fazla bilgi için referanslar= <text:span text:style-name="T32">doc.emergingthreats.net/bin/view/Main/2003376</text:span></text:p>
      <text:p text:style-name="P3"/>
      <text:p text:style-name="P23"><text:span text:style-name="T27">2</text:span><text:span text:style-name="T25">2-</text:span>alert http $HOME_NET any -&gt; $EXTERNAL_NET any (msg:"ET MALWARE InstallCore PUA/Adware Activity M1"; flow:established,to_server; content:"/gettrk_l?partner="; depth:18; http_uri; content:"User-Agent|3a 20|WinHTTP/1.0|0d 0a|"; http_header; fast_pattern; classtype:trojan-activity; sid:2022821; rev:2;)<text:tab/></text:p>
      <text:p text:style-name="P23"/>
      <text:p text:style-name="P25">payload'ın içinde <text:span text:style-name="T37">"User-Agent: WinHTTP/1.0 \r\n"</text:span>(: space) <text:span text:style-name="T38">httpi başlığında geçiyormu önce bunu kontrol et eğer geçiyorsa baştan ilk 18 byte'da "/gettrk_l?partner=" <text:s/>normalleştirilmiş uri içinde </text:span></text:p>
      <text:p text:style-name="P29">geçiyormu diye bak eğer şartların hepdi sağlanıyorsa sistem yöneticisine haber ver <text:span text:style-name="T37">"ET MALWARE InstallCore PUA/Adware Activity M1" </text:span>diye. <text:span text:style-name="T30"><text:s/>Bu durum trojan-activity sınıfı altındadır .İmza idsi=20</text:span>22821<text:span text:style-name="T30"> versiyonu </text:span>2<text:span text:style-name="T30">.</text:span></text:p>
      <text:p text:style-name="P23"/>
      <text:p text:style-name="P33"><text:span text:style-name="T27">2</text:span><text:span text:style-name="T25">3-</text:span>alert http $HOME_NET any -&gt; $EXTERNAL_NET any (msg:"ET MALWARE InstallCore PUA/Adware Activity M2"; flow:established,to_server; content:"/install-report?"; http_uri; content:"User-Agent|3a 20|WinHTTP/1.0|0d 0a|"; http_header; fast_pattern; classtype:trojan-activity; sid:2022822; rev:2;)</text:p>
      <text:p text:style-name="P33"/>
      <text:p text:style-name="P26"><text:soft-page-break/>payload'ın içinde <text:span text:style-name="T37">"User-Agent: WinHTTP/1.0 \r\n"</text:span>(: space) <text:span text:style-name="T38">httpi başlığında geçiyormu önce bunu kontrol et eğer geçiyorsa <text:s/>"/gettrk_l?partner=" <text:s/>normalleştirilmiş uri içinde </text:span></text:p>
      <text:p text:style-name="P30">geçiyormu diye bak eğer şartların hep<text:span text:style-name="T39">s</text:span>i sağlanıyorsa sistem yöneticisine haber ver <text:span text:style-name="T39">"ET MALWARE InstallCore PUA/Adware Activity M2" </text:span>diye. <text:span text:style-name="T30"><text:s/>Bu durum trojan-activity sınıfı altındadır .İmza idsi=20</text:span>2282<text:span text:style-name="T39">2 versiyonu </text:span>2<text:span text:style-name="T30">.</text:span></text:p>
      <text:p text:style-name="P30"/>
      <text:p text:style-name="P34"><text:span text:style-name="T27">2</text:span><text:span text:style-name="T25">4-</text:span>alert http $HOME_NET any -&gt; $EXTERNAL_NET any (msg:"ET MALWARE InstallCore PUA/Adware Activity M3"; flow:established,to_server; content:"/event-report?"; http_uri; content:"User-Agent|3a 20|WinHTTP/1.0|0d 0a|"; http_header; fast_pattern; classtype:trojan-activity; sid:2022823; rev:2;)</text:p>
      <text:p text:style-name="P24"/>
      <text:p text:style-name="P27">payload'ın içinde <text:span text:style-name="T37">"User-Agent: WinHTTP/1.0 \r\n"</text:span>(: space) <text:span text:style-name="T38">httpi başlığında geçiyormu önce bunu kontrol et eğer geçiyorsa"/gettrk_l?partner=" <text:s/>normalleştirilmiş uri içinde </text:span></text:p>
      <text:p text:style-name="P31">geçiyormu diye bak eğer şartların hep<text:span text:style-name="T40">s</text:span>i sağlanıyorsa sistem yöneticisine haber ver <text:span text:style-name="T40">"ET MALWARE InstallCore PUA/Adware Activity M3" </text:span>diye. <text:span text:style-name="T30"><text:s/>Bu durum trojan-activity sınıfı altındadır .İmza idsi=20</text:span>2282<text:span text:style-name="T41">3 versiyonu </text:span>2<text:span text:style-name="T30">.</text:span></text:p>
      <text:p text:style-name="P31"/>
      <text:p text:style-name="P35"><text:span text:style-name="T27">2</text:span><text:span text:style-name="T25">5-</text:span>alert http $HOME_NET any -&gt; $EXTERNAL_NET any (msg:"ET MALWARE InstallCore PUA/Adware Activity M4"; flow:established,to_server; content:"?type=off"; http_uri; content:"&amp;topic="; http_uri; distance:0; content:"User-Agent|3a 20|WinHTTP/1.0|0d 0a|"; http_header; fast_pattern; classtype:trojan-activity; sid:2022824; rev:2;)</text:p>
      <text:p text:style-name="P35"/>
      <text:p text:style-name="P28">payload'ın içinde <text:span text:style-name="T37">"User-Agent: WinHTTP/1.0 \r\n"</text:span>(: space) <text:span text:style-name="T38">httpi başlığında geçiyormu önce bunu kontrol et eğer geçiyorsa "?type=off" <text:s text:c="2"/>normalleştirilmiş uri içinde </text:span></text:p>
      <text:p text:style-name="P32">geçiyormu diye bak eğer <text:s/><text:span text:style-name="T43">geçiyorsa o contentin bittiği byte + 0 byte tan başlayarak kalan kısımda eşleştirmeyi kontrol et eğer "&amp;topic=" geçiyorsa </text:span>sistem yöneticisine haber ver <text:span text:style-name="T42">"ET MALWARE InstallCore PUA/Adware Activity M4" </text:span>diye. <text:span text:style-name="T30"><text:s/>Bu durum trojan-activity sınıfı altındadır .İmza idsi=20</text:span>2282<text:span text:style-name="T43">4 versiyonu </text:span>2<text:span text:style-name="T30">.</text:span></text:p>
      <text:p text:style-name="P3"/>
      <text:p text:style-name="P4"><text:span text:style-name="T21">2</text:span><text:span text:style-name="T20">6-</text:span>alert http $HOME_NET any -&gt; $EXTERNAL_NET any (msg:"ET MALWARE Internet Fuel.com Install"; flow: to_server,established; content:"/cgi-bin/omnidirect.cgi?&amp;debug_log="; nocase; http_uri; reference:url,doc.emergingthreats.net/bin/view/Main/2002015; classtype:trojan-activity; sid:2002015; rev:6;)</text:p>
      <text:p text:style-name="P4"/>
      <text:p text:style-name="P4">payload'ın içinde “/cgi-bin/omnidirect.cgi?&amp;debug_log=” büyük küçük harf duyarlı şekilde normalleştirilmiş uri içinde geçerse eğer paketi geçir fakat sistem yöneticisine haber “ET MALWARE Internet Fuel.com Install” diye </text:p>
      <text:p text:style-name="P4"/>
      <text:p text:style-name="P42"><text:span text:style-name="T27">2</text:span><text:span text:style-name="T25">7-</text:span>alert http $HOME_NET any -&gt; $EXTERNAL_NET any (msg:"ET MALWARE Internet Optimizer Activity User-Agent (IOKernel)"; flow: to_server,established; content:" IOKernel/"; http_header; pcre:"/User-Agent\:[^\n]+IOKernel/iH"; reference:url,doc.emergingthreats.net/2001498; classtype:trojan-activity; sid:2001498; rev:30;)</text:p>
      <text:p text:style-name="P42"/>
      <text:p text:style-name="P42"/>
      <text:p text:style-name="P4"/>
      <text:p text:style-name="P43">payload'ın içinde <text:span text:style-name="T47">" IOKernel/" </text:span>http başlığı içinde geçiyorsa ve büyük küçük harf duyarsız(sondaki i) <text:span text:style-name="T47">"User-Agent:</text:span></text:p>
      <text:p text:style-name="P43"><text:span text:style-name="T47">IOKernel" </text:span>http başlığı içinde geçiyorsa(sondaki H) <text:s/>sistem yöneticisini uyar <text:span text:style-name="T47">"ET MALWARE Internet Optimizer Activity User-Agent (IOKernel)" </text:span>diye. <text:span text:style-name="T28">Bu durum trojan-activity sınıfı altındadır .İmza idsi=200</text:span>1498<text:span text:style-name="T28"> versiyonu </text:span>30<text:span text:style-name="T28">. Daha fazla bilgi için referanslar= <text:s/>doc.emergingthreats.net/200</text:span>1498</text:p>
      <text:p text:style-name="P4"/>
      <text:p text:style-name="P4"><text:soft-page-break/></text:p>
      <text:p text:style-name="P4"><text:span text:style-name="T19">2</text:span><text:span text:style-name="T18">8-</text:span>alert http $HOME_NET any -&gt; $EXTERNAL_NET any (msg:"ET MALWARE Internet Optimizer Spyware Install"; flow: to_server,established; content:"/internet-optimizer/"; nocase; http_uri; content:"/optimize"; nocase; http_uri; reference:url,securityresponse.symantec.com/avcenter/venc/data/adware.netoptimizer.html; reference:url,doc.emergingthreats.net/bin/view/Main/2001396; classtype:policy-violation; sid:2001396; rev:9;)</text:p>
      <text:p text:style-name="P4"/>
      <text:p text:style-name="P4">payload'ın içeriğinde büyük küçük harf duyarsız “/internet-optimizer/” <text:s text:c="2"/>ve <text:s/>"/optimize";normalleştirilmiş uri içinde geçerse eğer paketi geçir fakat sistem yöneticisine haber ver loglara ET MALWARE Internet Optimizer Spyware Install" yaz.. Bu bir policy-violation sınıfı bir durumdur config dosyasında yazan prioritye göre işlem yap. Imzanın idsi=2001396, versiyonu:9.</text:p>
      <text:p text:style-name="P5">Daha ayrınt<text:span text:style-name="T48">ılı bilgi için referanslar= </text:span>reference:url,securityresponse.symantec.com/avcenter/venc/data/adware.netoptimizer.html <text:span text:style-name="T48">ve</text:span> reference:url,doc.emergingthreats.net/bin/view/Main/2001396</text:p>
      <text:p text:style-name="P4"/>
      <text:p text:style-name="P19"><text:span text:style-name="T27">2</text:span><text:span text:style-name="T25">9-</text:span>alert http $HOME_NET any -&gt; $EXTERNAL_NET any (msg:"ET MALWARE Internet Optimizer User-Agent (ROGUE)"; flow: to_server,established; content:"User-Agent|3a| ROGUE"; nocase; http_header; reference:url,www.internet-optimizer.com; reference:url,doc.emergingthreats.net/2002405; classtype:trojan-activity; sid:2002405; rev:11;)</text:p>
      <text:p text:style-name="P19"/>
      <text:p text:style-name="P13">payload'ın içinde küçük büyük harf duyarsız <text:s/><text:span text:style-name="T33">"User-Agent: ROGUE" http başlığının içinde geçerse eğer paketi geçir fakat sistem yöneticisine haber ver <text:s/>"ET MALWARE Internet Optimizer User-Agent (ROGUE)"</text:span> diye. <text:s/><text:span text:style-name="T28">Bu durum trojan-activity sınıfı altındadır .İmza idsi=2002405 versiyonu 11</text:span>. Daha fazla bilgi için referanslar= <text:a xlink:type="simple" xlink:href="http://www.internet-optimizer.com/"><text:span text:style-name="T33">www.internet-optimizer.com</text:span></text:a><text:span text:style-name="T33"> ve</text:span> <text:s/><text:span text:style-name="T33">doc.emergingthreats.net/2002405</text:span></text:p>
      <text:p text:style-name="P19"/>
      <text:p text:style-name="P19"/>
      <text:p text:style-name="P4"/>
      <text:p text:style-name="P4"><text:span text:style-name="T19">3</text:span><text:span text:style-name="T18">0-</text:span>alert http $HOME_NET any -&gt; $EXTERNAL_NET any (msg:"ET MALWARE Internet Optomizer Reporting Data"; flow: to_server,established; content:"/io/downloads/"; nocase; http_uri; content:"/wsi8/optimize"; nocase; reference:url,securityresponse.symantec.com/avcenter/venc/data/adware.netoptimizer.html; reference:url,doc.emergingthreats.net/bin/view/Main/2001308; classtype:policy-violation; sid:2001308; rev:11;)</text:p>
      <text:p text:style-name="P4"/>
      <text:p text:style-name="P4">payload'ın içinde eğer büyük küçük harf duyarsız “/io/downloads/” ve "/wsi8/optimize" <text:s/>normalleştirilmiş uri içinde geçerse eğer paketi geçir fakat sistem yöneticisine haber ver loglara "ET MALWARE Internet Optomizer Reporting Data" yaz. Bu bir policy-violation sınıfı bir durumdur config dosyasında yazan prioritye göre işlem yap. Imzanın id=2001308 versiyonu ise 11. Daha fazla bilgi için verilen referanslar ise <text:s/>securityresponse.symantec.com/avcenter/venc/data/adware.netoptimizer.html, doc.emergingthreats.net/bin/view/Main/2001308; classtype:policy-violation</text:p>
      <text:p text:style-name="P47"/>
      <text:p text:style-name="P67"><text:tab/><text:span text:style-name="T11"> <text:s text:c="12"/></text:span><text:span text:style-name="T12"><text:s text:c="16"/>SALDIRI AÇIKLAMALARI</text:span></text:p>
      <text:p text:style-name="P50"/>
      <text:p text:style-name="P64"><text:span text:style-name="T53">22-26 </text:span>PUA/Adware yazılımları potensiyel olarak istenmeyecek yazılımlardır. genelde faydalı yazılımların yanında kurulurlar. daha sonra tarayıcıya toolbar kurar, varsayılan arama motorunu degistirir, arka planda birden cok islem yaparak bilgisayarın kaynaklarını tüketirler. bu yazılımların bir diger amacıda kullanıc<text:span text:style-name="T51">ı</text:span>ya reklam gostermektir(adware<text:span text:style-name="T51">)</text:span></text:p>
      <text:p text:style-name="P64"/>
      <text:p text:style-name="P64"/>
      <text:p text:style-name="P64"/>
      <text:p text:style-name="P64"><text:soft-page-break/><text:span text:style-name="T51">5 </text:span>spyware yazılımları girdigi bilgisayardan bilgi toplamaya calısan. kullanıcının mail adresi, sifresi, kredi kartı numarası hatta kullanıcının bastıgı her klavye tusunun bilgisi, ekran gorunutusu gibi bilgilerin gonderilmesi icin yazılmıs yazılımlardır</text:p>
      <text:p text:style-name="P64"/>
      <text:p text:style-name="P64"/>
      <text:p text:style-name="P64"/>
      <text:p text:style-name="P65"><text:span text:style-name="T53">2</text:span>7 DyFuCa diye de bilinen internet explorerin hata sayfalarını reklam sayfasına çeviren programdır.Ayrıca indirme yükleme ve çalıştırma yetkisine sahip trojandır.</text:p>
      <text:p text:style-name="P65"/>
      <text:p text:style-name="P65"><text:span text:style-name="T53">1</text:span>6 Çakma anti-spyware programıdır. Google Yahoo gibi arama motorlarını hijacking yapar ve sahte hata üretir. Sisteminiz zarar gördü IEDefender indirin diye tıklayınca IEDefender sayfasına yönlendirir ve hiçbir yararı olmayan parazitlerle mücadele ettiğini iddaa eden programı indirtir.</text:p>
      <text:p text:style-name="P64"/>
      <text:p text:style-name="P63"/>
      <text:p text:style-name="P68"/>
      <text:p text:style-name="P48">348. Browser eklentisidir yararları olduğu gibi zararlarıda vardır varsayılan anasayfayı değiştirerek ve varsayılan arama motorunu MyStart yapıp google aramalarına reklam ekle<text:span text:style-name="T52">r. Genelde ücretsiz yazılımların yanında istemeden kurulur.</text:span></text:p>
      <text:p text:style-name="P47"/>
      <text:p text:style-name="P47"/>
      <text:p text:style-name="P47"/>
      <text:p text:style-name="P47"/>
      <text:p text:style-name="P47"/>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00:16:33.030048138</meta:creation-date>
    <dc:date>2016-07-20T13:38:52.056130862</dc:date>
    <meta:editing-duration>PT5H38M35S</meta:editing-duration>
    <meta:editing-cycles>30</meta:editing-cycles>
    <meta:generator>LibreOffice/4.2.8.2$Linux_X86_64 LibreOffice_project/420m0$Build-2</meta:generator>
    <meta:document-statistic meta:table-count="0" meta:image-count="0" meta:object-count="0" meta:page-count="10" meta:paragraph-count="99" meta:word-count="3020" meta:character-count="29327" meta:non-whitespace-character-count="26296"/>
  </office:meta>
</office:document-meta>
</file>